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officeooo:rsid="00098a4d" officeooo:paragraph-rsid="00098a4d"/>
    </style:style>
    <style:style style:name="P2" style:family="paragraph" style:parent-style-name="Subtitle">
      <style:text-properties officeooo:rsid="000955f7" officeooo:paragraph-rsid="000955f7"/>
    </style:style>
    <style:style style:name="P3" style:family="paragraph" style:parent-style-name="Text_20_body">
      <style:text-properties style:font-name="Times New Roman" officeooo:rsid="0034ea88" officeooo:paragraph-rsid="0034ea88"/>
    </style:style>
    <style:style style:name="P4" style:family="paragraph" style:parent-style-name="Text_20_body">
      <style:text-properties style:font-name="Times New Roman" officeooo:rsid="0035955c" officeooo:paragraph-rsid="0035955c"/>
    </style:style>
    <style:style style:name="P5" style:family="paragraph" style:parent-style-name="Title" style:master-page-name="First_20_Page">
      <style:paragraph-properties style:page-number="auto"/>
      <style:text-properties officeooo:rsid="000955f7" officeooo:paragraph-rsid="000955f7"/>
    </style:style>
    <style:style style:name="P6" style:family="paragraph" style:parent-style-name="Title">
      <style:paragraph-properties fo:break-before="page"/>
      <style:text-properties officeooo:rsid="0034ea88" officeooo:paragraph-rsid="0034ea88"/>
    </style:style>
    <style:style style:name="P7" style:family="paragraph" style:parent-style-name="Heading_20_1" style:list-style-name="">
      <style:text-properties officeooo:rsid="00098a4d" officeooo:paragraph-rsid="00098a4d"/>
    </style:style>
    <style:style style:name="P8" style:family="paragraph" style:parent-style-name="Heading_20_1">
      <style:text-properties officeooo:rsid="0034ea88" officeooo:paragraph-rsid="0034ea88"/>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2181b2"/>
    </style:style>
    <style:style style:name="T2" style:family="text">
      <style:text-properties officeooo:rsid="0034ea88"/>
    </style:style>
    <style:style style:name="T3" style:family="text">
      <style:text-properties officeooo:rsid="00357e41"/>
    </style:style>
    <style:style style:name="T4" style:family="text">
      <style:text-properties officeooo:rsid="0035cc7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Your MVC</text:p>
      <text:p text:style-name="P2">Documentation for <text:span text:style-name="T2">Controller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10"><text:a xlink:type="simple" xlink:href="#__RefHeading__212_1265330106" text:style-name="Index_20_Link" text:visited-style-name="Index_20_Link">Controllers<text:tab/>3</text:a></text:p>
        </text:index-body>
      </text:table-of-content>
      <text:h text:style-name="P7" text:outline-level="1"/>
      <text:p text:style-name="P6">Controllers</text:p>
      <text:h text:style-name="P8" text:outline-level="1"><text:bookmark-start text:name="__RefHeading__212_1265330106"/>Controllers<text:bookmark-end text:name="__RefHeading__212_1265330106"/></text:h>
      <text:p text:style-name="P3">YourMVC includes some built in controller functionality. Each controller class should go into it's own files (adhearing to PSR-4). Each controller should have the word controller at the end of it (for example, a controller named home should have the class name of HomeController).</text:p>
      <text:p text:style-name="P3">Each controller should implement YourMVC\Libraries\BaseController. <text:span text:style-name="T3">Actions can be called in one of two ways. The first is just the name of the action. For example, in the home controller may have an action called index, the name of the function would be Index. The second way it to prepend the method used to access the controller. In the previous example, assuming the method used is GET, the function can be called GET_Index.</text:span></text:p>
      <text:p text:style-name="P4">Note that the controllers and actions are case <text:span text:style-name="T4">sensiti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098a4d" officeooo:paragraph-rsid="00098a4d"/>
    </style:style>
    <style:style style:name="MT1" style:family="text">
      <style:text-properties officeooo:rsid="0034ea88"/>
    </style:style>
    <style:style style:name="MT2" style:family="text">
      <style:text-properties officeooo:rsid="002181b2"/>
    </style:style>
    <style:page-layout style:name="Mpm1">
      <style:page-layout-properties fo:page-width="8.5in" fo:page-height="11in" style:num-format="1" style:print-orientation="portrait" fo:margin-top="0.7874in" fo:margin-bottom="0.785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Written on <text:span text:style-name="MT1">June 2</text:span>, 201<text:span text:style-name="MT2">4</text:span> by Stephen</text:p>
        <text:p text:style-name="MP1">Version 0.<text:span text:style-name="MT1">4A</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21:30:55.703936275</meta:creation-date>
    <dc:date>2014-06-02T17:31:22.998609187</dc:date>
    <meta:editing-duration>PT19H34M58S</meta:editing-duration>
    <meta:editing-cycles>25</meta:editing-cycles>
    <meta:generator>LibreOffice/4.2.3.3$Linux_X86_64 LibreOffice_project/420m0$Build-3</meta:generator>
    <meta:document-statistic meta:table-count="0" meta:image-count="0" meta:object-count="0" meta:page-count="3" meta:paragraph-count="11" meta:word-count="146" meta:character-count="899" meta:non-whitespace-character-count="764"/>
  </office:meta>
</office:document-meta>
</file>